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wiss" style:font-pitch="variable" svg:panose-1="0 0 0 0 0 0 0 0 0 0"/>
    <style:font-face style:name="Lohit Devanagari" svg:font-family="Lohit Devanagari" style:font-family-generic="swiss" style:font-pitch="variable" svg:panose-1="2 11 6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roman" svg:panose-1="0 0 0 0 0 0 0 0 0 0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fo:color="#000000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Названиекниги" style:family="text">
      <style:text-properties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TableColumn33" style:family="table-column">
      <style:table-column-properties style:column-width="2.9534in" style:use-optimal-column-width="false"/>
    </style:style>
    <style:style style:name="TableColumn34" style:family="table-column">
      <style:table-column-properties style:column-width="1.7722in" style:use-optimal-column-width="false"/>
    </style:style>
    <style:style style:name="TableColumn35" style:family="table-column">
      <style:table-column-properties style:column-width="1.9673in" style:use-optimal-column-width="false"/>
    </style:style>
    <style:style style:name="Table32" style:family="table">
      <style:table-properties style:width="6.693in" style:rel-width="100%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weight="bold" style:font-weight-asian="bold" style:font-weight-complex="bold" fo:color="#000000"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 style:font-weight-complex="bold" fo:color="#000000"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4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5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font-weight="bold" style:font-weight-asian="bold" fo:color="#000000" fo:font-size="14pt" style:font-size-asian="14pt" style:font-size-complex="14pt"/>
    </style:style>
    <style:style style:name="P57" style:parent-style-name="Standard" style:family="paragraph">
      <style:paragraph-properties fo:text-align="justify" fo:line-height="150%" fo:text-indent="0.4923in"/>
      <style:text-properties fo:font-style="italic" style:font-style-asian="italic" fo:color="#000000" fo:font-size="14pt" style:font-size-asian="14pt" style:font-size-complex="14pt"/>
    </style:style>
    <style:style style:name="P58" style:parent-style-name="Standard" style:family="paragraph">
      <style:paragraph-properties fo:text-align="justify" fo:line-height="150%" fo:text-indent="0.4923in"/>
    </style:style>
    <style:style style:name="T59" style:parent-style-name="Основнойшрифтабзаца" style:family="text">
      <style:text-properties fo:color="#000000" fo:font-size="14pt" style:font-size-asian="14pt" style:font-size-complex="14pt"/>
    </style:style>
    <style:style style:name="T60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61" style:parent-style-name="Основнойшрифтабзаца" style:family="text"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</style:style>
    <style:style style:name="T63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64" style:parent-style-name="Основнойшрифтабзаца" style:family="text">
      <style:text-properties fo:color="#000000" fo:font-size="14pt" style:font-size-asian="14pt" style:font-size-complex="14pt"/>
    </style:style>
    <style:style style:name="T65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66" style:parent-style-name="Основнойшрифтабзаца" style:family="text">
      <style:text-properties fo:color="#000000" fo:font-size="14pt" style:font-size-asian="14pt" style:font-size-complex="14pt"/>
    </style:style>
    <style:style style:name="P67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6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6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4923in"/>
    </style:style>
    <style:style style:name="T71" style:parent-style-name="Основнойшрифтабзаца" style:family="text">
      <style:text-properties fo:color="#000000" fo:font-size="14pt" style:font-size-asian="14pt" style:font-size-complex="14pt"/>
    </style:style>
    <style:style style:name="T72" style:parent-style-name="Основнойшрифтабзаца" style:family="text">
      <style:text-properties fo:color="#000000" fo:font-size="14pt" style:font-size-asian="14pt" style:font-size-complex="14pt"/>
    </style:style>
    <style:style style:name="T73" style:parent-style-name="Основнойшрифтабзаца" style:family="text">
      <style:text-properties fo:color="#000000" fo:font-size="14pt" style:font-size-asian="14pt" style:font-size-complex="14pt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P7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6" style:parent-style-name="Standard" style:family="paragraph">
      <style:paragraph-properties fo:text-align="justify" fo:line-height="150%"/>
    </style:style>
    <style:style style:name="T77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101" style:parent-style-name="Standard" style:family="paragraph">
      <style:paragraph-properties fo:text-align="justify" fo:line-height="150%"/>
    </style:style>
    <style:style style:name="T102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P104" style:parent-style-name="Standard" style:family="paragraph">
      <style:paragraph-properties fo:text-align="justify" fo:line-height="150%" fo:text-indent="0.4923in"/>
    </style:style>
    <style:style style:name="T105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06" style:parent-style-name="Основнойшрифтабзаца" style:family="text">
      <style:text-properties fo:color="#000000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</style:style>
    <style:style style:name="T10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color="#000000" fo:font-size="14pt" style:font-size-asian="14pt" style:font-size-complex="14pt"/>
    </style:style>
    <style:style style:name="P110" style:parent-style-name="Standard" style:family="paragraph">
      <style:paragraph-properties fo:text-align="justify" fo:line-height="150%" fo:text-indent="0.4923in"/>
    </style:style>
    <style:style style:name="T1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color="#000000" fo:font-size="14pt" style:font-size-asian="14pt" style:font-size-complex="14pt"/>
    </style:style>
    <style:style style:name="P113" style:parent-style-name="Standard" style:family="paragraph">
      <style:paragraph-properties fo:text-align="justify" fo:line-height="150%" fo:text-indent="0.4923in"/>
    </style:style>
    <style:style style:name="T1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color="#000000" fo:font-size="14pt" style:font-size-asian="14pt" style:font-size-complex="14pt"/>
    </style:style>
    <style:style style:name="T116" style:parent-style-name="Основнойшрифтабзаца" style:family="text">
      <style:text-properties fo:color="#000000" fo:font-size="14pt" style:font-size-asian="14pt" style:font-size-complex="14pt"/>
    </style:style>
    <style:style style:name="P117" style:parent-style-name="Standard" style:family="paragraph">
      <style:paragraph-properties fo:text-align="justify" fo:line-height="150%" fo:text-indent="0.4923in"/>
    </style:style>
    <style:style style:name="T1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color="#000000" fo:font-size="14pt" style:font-size-asian="14pt" style:font-size-complex="14pt"/>
    </style:style>
    <style:style style:name="T1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color="#000000" fo:font-size="14pt" style:font-size-asian="14pt" style:font-size-complex="14pt"/>
    </style:style>
    <style:style style:name="T122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P12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25" style:parent-style-name="Standard" style:family="paragraph">
      <style:paragraph-properties fo:text-align="justify" fo:line-height="150%" fo:text-indent="0.4923in"/>
    </style:style>
    <style:style style:name="T126" style:parent-style-name="Основнойшрифтабзаца" style:family="text">
      <style:text-properties fo:color="#000000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30" style:parent-style-name="Standard" style:family="paragraph">
      <style:paragraph-properties fo:text-align="justify" fo:line-height="150%" fo:text-indent="0.4923in"/>
    </style:style>
    <style:style style:name="T131" style:parent-style-name="Основнойшрифтабзаца" style:family="text">
      <style:text-properties fo:color="#000000" fo:font-size="14pt" style:font-size-asian="14pt" style:font-size-complex="14pt"/>
    </style:style>
    <style:style style:name="T1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color="#000000" fo:font-size="14pt" style:font-size-asian="14pt" style:font-size-complex="14pt"/>
    </style:style>
    <style:style style:name="T1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color="#000000" fo:font-size="14pt" style:font-size-asian="14pt" style:font-size-complex="14pt"/>
    </style:style>
    <style:style style:name="T13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38" style:parent-style-name="Основнойшрифтабзаца" style:family="text">
      <style:text-properties fo:color="#000000" fo:font-size="14pt" style:font-size-asian="14pt" style:font-size-complex="14pt"/>
    </style:style>
    <style:style style:name="P139" style:parent-style-name="Standard" style:family="paragraph">
      <style:paragraph-properties fo:text-align="justify" fo:line-height="150%" fo:text-indent="0.4923in"/>
    </style:style>
    <style:style style:name="T140" style:parent-style-name="Основнойшрифтабзаца" style:family="text">
      <style:text-properties fo:color="#000000" fo:font-size="14pt" style:font-size-asian="14pt" style:font-size-complex="14pt"/>
    </style:style>
    <style:style style:name="T141" style:parent-style-name="Основнойшрифтабзаца" style:family="text">
      <style:text-properties fo:color="#000000" fo:font-size="14pt" style:font-size-asian="14pt" style:font-size-complex="14pt"/>
    </style:style>
    <style:style style:name="T142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color="#000000" fo:font-size="14pt" style:font-size-asian="14pt" style:font-size-complex="14pt"/>
    </style:style>
    <style:style style:name="T14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46" style:parent-style-name="Основнойшрифтабзаца" style:family="text">
      <style:text-properties fo:color="#000000" fo:font-size="14pt" style:font-size-asian="14pt" style:font-size-complex="14pt"/>
    </style:style>
    <style:style style:name="T147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148" style:parent-style-name="Основнойшрифтабзаца" style:family="text">
      <style:text-properties fo:color="#000000" fo:font-size="14pt" style:font-size-asian="14pt" style:font-size-complex="14pt"/>
    </style:style>
    <style:style style:name="T14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51" style:parent-style-name="Основнойшрифтабзаца" style:family="text">
      <style:text-properties fo:color="#000000" fo:font-size="14pt" style:font-size-asian="14pt" style:font-size-complex="14pt"/>
    </style:style>
    <style:style style:name="T152" style:parent-style-name="Основнойшрифтабзаца" style:family="text">
      <style:text-properties fo:color="#000000" fo:font-size="14pt" style:font-size-asian="14pt" style:font-size-complex="14pt"/>
    </style:style>
    <style:style style:name="T15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55" style:parent-style-name="Основнойшрифтабзаца" style:family="text">
      <style:text-properties fo:color="#000000" fo:font-size="14pt" style:font-size-asian="14pt" style:font-size-complex="14pt"/>
    </style:style>
    <style:style style:name="P156" style:parent-style-name="Standard" style:family="paragraph">
      <style:paragraph-properties fo:text-align="justify" fo:line-height="150%" fo:text-indent="0.4923in"/>
    </style:style>
    <style:style style:name="T157" style:parent-style-name="Основнойшрифтабзаца" style:family="text">
      <style:text-properties fo:color="#000000" fo:font-size="14pt" style:font-size-asian="14pt" style:font-size-complex="14pt"/>
    </style:style>
    <style:style style:name="T158" style:parent-style-name="Основнойшрифтабзаца" style:family="text">
      <style:text-properties fo:color="#000000" fo:font-size="14pt" style:font-size-asian="14pt" style:font-size-complex="14pt"/>
    </style:style>
    <style:style style:name="T15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color="#000000" fo:font-size="14pt" style:font-size-asian="14pt" style:font-size-complex="14pt"/>
    </style:style>
    <style:style style:name="P163" style:parent-style-name="Standard" style:family="paragraph">
      <style:paragraph-properties fo:text-align="justify" fo:line-height="150%" fo:text-indent="0.4923in"/>
    </style:style>
    <style:style style:name="T164" style:parent-style-name="Основнойшрифтабзаца" style:family="text">
      <style:text-properties fo:color="#000000" fo:font-size="14pt" style:font-size-asian="14pt" style:font-size-complex="14pt"/>
    </style:style>
    <style:style style:name="T16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color="#000000" fo:font-size="14pt" style:font-size-asian="14pt" style:font-size-complex="14pt"/>
    </style:style>
    <style:style style:name="P16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70" style:parent-style-name="Standard" style:family="paragraph">
      <style:paragraph-properties fo:text-align="justify" fo:line-height="150%"/>
    </style:style>
    <style:style style:name="T171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1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17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text-align="justify" fo:line-height="150%" fo:text-indent="0.4923in"/>
    </style:style>
    <style:style style:name="T1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color="#000000" fo:font-size="14pt" style:font-size-asian="14pt" style:font-size-complex="14pt"/>
    </style:style>
    <style:style style:name="T1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color="#000000"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text-indent="0.4923in"/>
    </style:style>
    <style:style style:name="T1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color="#000000" fo:font-size="14pt" style:font-size-asian="14pt" style:font-size-complex="14pt"/>
    </style:style>
    <style:style style:name="T183" style:parent-style-name="Основнойшрифтабзаца" style:family="text">
      <style:text-properties fo:color="#000000" fo:font-size="14pt" style:font-size-asian="14pt" style:font-size-complex="14pt"/>
    </style:style>
    <style:style style:name="P18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text-indent="0.4923in"/>
    </style:style>
    <style:style style:name="T187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8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T189" style:parent-style-name="Основнойшрифтабзаца" style:family="text">
      <style:text-properties fo:color="#000000" fo:font-size="14pt" style:font-size-asian="14pt" style:font-size-complex="14pt"/>
    </style:style>
    <style:style style:name="T1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color="#000000" fo:font-size="14pt" style:font-size-asian="14pt" style:font-size-complex="14pt"/>
    </style:style>
    <style:style style:name="T1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color="#000000"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P195" style:parent-style-name="Standard" style:family="paragraph">
      <style:paragraph-properties fo:text-align="justify" fo:line-height="150%"/>
    </style:style>
    <style:style style:name="T196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19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98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20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P202" style:parent-style-name="Standard" style:family="paragraph">
      <style:paragraph-properties fo:text-align="justify" fo:line-height="150%"/>
    </style:style>
    <style:style style:name="T203" style:parent-style-name="Основнойшрифтабзаца" style:family="text">
      <style:text-properties fo:color="#000000" fo:font-size="14pt" style:font-size-asian="14pt" style:font-size-complex="14pt"/>
    </style:style>
    <style:style style:name="T204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05" style:parent-style-name="Standard" style:family="paragraph">
      <style:paragraph-properties fo:text-align="justify" fo:line-height="150%"/>
    </style:style>
    <style:style style:name="T206" style:parent-style-name="Основнойшрифтабзаца" style:family="text">
      <style:text-properties fo:color="#000000" fo:font-size="14pt" style:font-size-asian="14pt" style:font-size-complex="14pt"/>
    </style:style>
    <style:style style:name="T207" style:parent-style-name="Основнойшрифтабзаца" style:family="text">
      <style:text-properties fo:color="#000000" fo:font-size="14pt" style:font-size-asian="14pt" style:font-size-complex="14pt"/>
    </style:style>
    <style:style style:name="T208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209" style:parent-style-name="Основнойшрифтабзаца" style:family="text">
      <style:text-properties fo:color="#000000" fo:font-size="14pt" style:font-size-asian="14pt" style:font-size-complex="14pt"/>
    </style:style>
    <style:style style:name="P210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212" style:parent-style-name="Standard" style:family="paragraph">
      <style:paragraph-properties fo:text-align="justify" fo:line-height="150%" fo:text-indent="0.4923in"/>
    </style:style>
    <style:style style:name="T213" style:parent-style-name="Основнойшрифтабзаца" style:family="text">
      <style:text-properties fo:color="#000000" fo:font-size="14pt" style:font-size-asian="14pt" style:font-size-complex="14pt"/>
    </style:style>
    <style:style style:name="T214" style:parent-style-name="Основнойшрифтабзаца" style:family="text">
      <style:text-properties fo:color="#000000" fo:font-size="14pt" style:font-size-asian="14pt" style:font-size-complex="14pt"/>
    </style:style>
    <style:style style:name="T215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color="#000000" fo:font-size="14pt" style:font-size-asian="14pt" style:font-size-complex="14pt"/>
    </style:style>
    <style:style style:name="T217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19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21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23" style:parent-style-name="Основнойшрифтабзаца" style:family="text">
      <style:text-properties fo:color="#000000" fo:font-size="14pt" style:font-size-asian="14pt" style:font-size-complex="14pt"/>
    </style:style>
    <style:style style:name="T224" style:parent-style-name="Основнойшрифтабзаца" style:family="text">
      <style:text-properties fo:color="#000000"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TableColumn227" style:family="table-column">
      <style:table-column-properties style:column-width="3.343in"/>
    </style:style>
    <style:style style:name="TableColumn228" style:family="table-column">
      <style:table-column-properties style:column-width="3.343in"/>
    </style:style>
    <style:style style:name="Table226" style:family="table">
      <style:table-properties style:width="6.6861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justify" fo:line-height="150%"/>
      <style:text-properties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justify" fo:line-height="150%"/>
      <style:text-properties fo:language="en" fo:country="US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justify" fo:line-height="150%"/>
      <style:text-properties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justify" fo:line-height="150%"/>
    </style:style>
    <style:style style:name="P239" style:parent-style-name="Standard" style:family="paragraph">
      <style:paragraph-properties fo:text-align="justify" fo:line-height="150%"/>
    </style:style>
    <style:style style:name="P240" style:parent-style-name="Standard" style:family="paragraph">
      <style:paragraph-properties fo:text-align="justify" fo:line-height="150%"/>
      <style:text-properties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justify" fo:line-height="150%"/>
      <style:text-properties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justify" fo:line-height="150%"/>
    </style:style>
    <style:style style:name="P246" style:parent-style-name="Standard" style:family="paragraph">
      <style:paragraph-properties fo:text-align="justify" fo:line-height="150%"/>
      <style:text-properties fo:language="en" fo:country="US"/>
    </style:style>
    <style:style style:name="P247" style:parent-style-name="Standard" style:family="paragraph">
      <style:paragraph-properties fo:text-align="justify" fo:line-height="150%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justify" fo:line-height="150%"/>
      <style:text-properties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justify" fo:line-height="150%"/>
      <style:text-properties fo:language="en" fo:country="US"/>
    </style:style>
    <style:style style:name="P255" style:parent-style-name="Standard" style:family="paragraph">
      <style:paragraph-properties fo:text-align="justify" fo:line-height="150%"/>
      <style:text-properties fo:language="en" fo:country="US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justify" fo:line-height="150%"/>
      <style:text-properties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justify" fo:line-height="150%"/>
      <style:text-properties fo:language="en" fo:country="US"/>
    </style:style>
    <style:style style:name="P261" style:parent-style-name="Standard" style:family="paragraph">
      <style:paragraph-properties fo:text-align="justify" fo:line-height="150%"/>
      <style:text-properties fo:language="en" fo:country="US"/>
    </style:style>
    <style:style style:name="P262" style:parent-style-name="Standard" style:family="paragraph">
      <style:paragraph-properties fo:text-align="justify" fo:line-height="150%"/>
      <style:text-properties fo:language="en" fo:country="US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 fo:line-height="150%"/>
      <style:text-properties fo:language="en" fo:country="US"/>
    </style:style>
    <style:style style:name="P266" style:parent-style-name="Standard" style:family="paragraph">
      <style:paragraph-properties fo:text-align="justify" fo:line-height="150%"/>
      <style:text-properties fo:language="en" fo:country="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 fo:line-height="150%"/>
      <style:text-properties fo:language="en" fo:country="US"/>
    </style:style>
    <style:style style:name="P269" style:parent-style-name="Standard" style:family="paragraph">
      <style:paragraph-properties fo:text-align="justify" fo:line-height="150%"/>
      <style:text-properties fo:language="en" fo:country="US"/>
    </style:style>
    <style:style style:name="P270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7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272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27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74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275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P276" style:parent-style-name="Times14_РИО2" style:family="paragraph">
      <style:paragraph-properties fo:break-before="page" fo:text-align="center" fo:line-height="150%" fo:text-indent="0in"/>
    </style:style>
    <style:style style:name="T277" style:parent-style-name="Названиекниги" style:family="text">
      <style:text-properties fo:text-transform="uppercase" fo:color="#000000"/>
    </style:style>
    <style:style style:name="T278" style:parent-style-name="Названиекниги" style:family="text">
      <style:text-properties fo:text-transform="uppercase" fo:color="#000000" fo:language="en" fo:country="US"/>
    </style:style>
    <style:style style:name="T279" style:parent-style-name="Названиекниги" style:family="text">
      <style:text-properties fo:text-transform="uppercase" fo:color="#000000"/>
    </style:style>
    <style:style style:name="T280" style:parent-style-name="Названиекниги" style:family="text">
      <style:text-properties fo:text-transform="uppercase" fo:color="#000000" fo:language="en" fo:country="US"/>
    </style:style>
    <style:style style:name="P281" style:parent-style-name="Обычный" style:family="paragraph">
      <style:text-properties fo:language="en" fo:country="US"/>
    </style:style>
    <style:style style:name="P282" style:parent-style-name="Обычный" style:family="paragraph">
      <style:text-properties fo:language="en" fo:country="US"/>
    </style:style>
    <style:style style:name="P283" style:parent-style-name="Обычный" style:family="paragraph">
      <style:text-properties fo:language="en" fo:country="US"/>
    </style:style>
    <style:style style:name="P284" style:parent-style-name="Обычный" style:family="paragraph">
      <style:text-properties fo:language="en" fo:country="US"/>
    </style:style>
    <style:style style:name="P285" style:parent-style-name="Обычный" style:family="paragraph">
      <style:text-properties fo:language="en" fo:country="US"/>
    </style:style>
    <style:style style:name="P286" style:parent-style-name="Обычный" style:family="paragraph">
      <style:text-properties fo:language="en" fo:country="US"/>
    </style:style>
    <style:style style:name="P287" style:parent-style-name="Обычный" style:family="paragraph">
      <style:text-properties fo:language="en" fo:country="US"/>
    </style:style>
    <style:style style:name="P288" style:parent-style-name="Обычный" style:family="paragraph">
      <style:text-properties fo:language="en" fo:country="US"/>
    </style:style>
    <style:style style:name="P289" style:parent-style-name="Обычный" style:family="paragraph">
      <style:text-properties fo:language="en" fo:country="US"/>
    </style:style>
    <style:style style:name="P290" style:parent-style-name="Обычный" style:family="paragraph">
      <style:text-properties fo:language="en" fo:country="US"/>
    </style:style>
    <style:style style:name="P291" style:parent-style-name="Обычный" style:family="paragraph">
      <style:text-properties fo:language="en" fo:country="US"/>
    </style:style>
    <style:style style:name="P292" style:parent-style-name="Обычный" style:family="paragraph">
      <style:text-properties fo:language="en" fo:country="US"/>
    </style:style>
    <style:style style:name="P293" style:parent-style-name="Обычный" style:family="paragraph">
      <style:text-properties fo:language="en" fo:country="US"/>
    </style:style>
    <style:style style:name="P294" style:parent-style-name="Обычный" style:family="paragraph">
      <style:text-properties fo:language="en" fo:country="US"/>
    </style:style>
    <style:style style:name="P295" style:parent-style-name="Обычный" style:family="paragraph">
      <style:text-properties fo:language="en" fo:country="US"/>
    </style:style>
    <style:style style:name="P296" style:parent-style-name="Обычный" style:family="paragraph">
      <style:text-properties fo:language="en" fo:country="US"/>
    </style:style>
    <style:style style:name="P297" style:parent-style-name="Обычный" style:family="paragraph">
      <style:text-properties fo:language="en" fo:country="US"/>
    </style:style>
    <style:style style:name="P298" style:parent-style-name="Обычный" style:family="paragraph">
      <style:text-properties fo:language="en" fo:country="US"/>
    </style:style>
    <style:style style:name="P299" style:parent-style-name="Обычный" style:family="paragraph">
      <style:text-properties fo:language="en" fo:country="US"/>
    </style:style>
    <style:style style:name="P300" style:parent-style-name="Обычный" style:family="paragraph">
      <style:text-properties fo:language="en" fo:country="US"/>
    </style:style>
    <style:style style:name="P301" style:parent-style-name="Обычный" style:family="paragraph">
      <style:text-properties fo:language="en" fo:country="US"/>
    </style:style>
    <style:style style:name="P302" style:parent-style-name="Обычный" style:family="paragraph">
      <style:text-properties fo:language="en" fo:country="US"/>
    </style:style>
    <style:style style:name="P303" style:parent-style-name="Обычный" style:family="paragraph">
      <style:text-properties fo:language="en" fo:country="US"/>
    </style:style>
    <style:style style:name="P304" style:parent-style-name="Обычный" style:family="paragraph">
      <style:text-properties fo:language="en" fo:country="US"/>
    </style:style>
    <style:style style:name="P305" style:parent-style-name="Обычный" style:family="paragraph">
      <style:text-properties fo:language="en" fo:country="US"/>
    </style:style>
    <style:style style:name="P306" style:parent-style-name="Обычный" style:family="paragraph">
      <style:text-properties fo:language="en" fo:country="US"/>
    </style:style>
    <style:style style:name="P307" style:parent-style-name="Обычный" style:family="paragraph">
      <style:text-properties fo:language="en" fo:country="US"/>
    </style:style>
    <style:style style:name="P308" style:parent-style-name="Обычный" style:family="paragraph">
      <style:text-properties fo:language="en" fo:country="US"/>
    </style:style>
    <style:style style:name="P309" style:parent-style-name="Обычный" style:family="paragraph">
      <style:text-properties fo:language="en" fo:country="US"/>
    </style:style>
    <style:style style:name="P310" style:parent-style-name="Обычный" style:family="paragraph">
      <style:text-properties fo:language="en" fo:country="US"/>
    </style:style>
    <style:style style:name="P311" style:parent-style-name="Обычный" style:family="paragraph">
      <style:text-properties fo:language="en" fo:country="US"/>
    </style:style>
    <style:style style:name="P312" style:parent-style-name="Обычный" style:family="paragraph">
      <style:text-properties fo:language="en" fo:country="US"/>
    </style:style>
    <style:style style:name="P313" style:parent-style-name="Обычный" style:family="paragraph">
      <style:text-properties fo:language="en" fo:country="US"/>
    </style:style>
    <style:style style:name="P314" style:parent-style-name="Обычный" style:family="paragraph">
      <style:text-properties fo:language="en" fo:country="US"/>
    </style:style>
    <style:style style:name="P315" style:parent-style-name="Обычный" style:family="paragraph">
      <style:text-properties fo:language="en" fo:country="US"/>
    </style:style>
    <style:style style:name="P316" style:parent-style-name="Обычный" style:family="paragraph">
      <style:text-properties fo:language="en" fo:country="US"/>
    </style:style>
    <style:style style:name="P317" style:parent-style-name="Обычный" style:family="paragraph">
      <style:text-properties fo:language="en" fo:country="US"/>
    </style:style>
    <style:style style:name="P318" style:parent-style-name="Обычный" style:family="paragraph">
      <style:text-properties fo:language="en" fo:country="US"/>
    </style:style>
    <style:style style:name="P319" style:parent-style-name="Обычный" style:family="paragraph">
      <style:text-properties fo:language="en" fo:country="US"/>
    </style:style>
    <style:style style:name="P320" style:parent-style-name="Обычный" style:family="paragraph">
      <style:text-properties fo:language="en" fo:country="US"/>
    </style:style>
    <style:style style:name="P321" style:parent-style-name="Обычный" style:family="paragraph">
      <style:text-properties fo:language="en" fo:country="US"/>
    </style:style>
    <style:style style:name="P322" style:parent-style-name="Обычный" style:family="paragraph">
      <style:text-properties fo:language="en" fo:country="US"/>
    </style:style>
    <style:style style:name="P323" style:parent-style-name="Обычный" style:family="paragraph">
      <style:text-properties fo:language="en" fo:country="US"/>
    </style:style>
    <style:style style:name="P324" style:parent-style-name="Обычный" style:family="paragraph">
      <style:text-properties fo:language="en" fo:country="US"/>
    </style:style>
    <style:style style:name="P325" style:parent-style-name="Обычный" style:family="paragraph">
      <style:text-properties fo:language="en" fo:country="US"/>
    </style:style>
    <style:style style:name="P326" style:parent-style-name="Обычный" style:family="paragraph">
      <style:text-properties fo:language="en" fo:country="US"/>
    </style:style>
    <style:style style:name="P327" style:parent-style-name="Обычный" style:family="paragraph">
      <style:text-properties fo:language="en" fo:country="US"/>
    </style:style>
    <style:style style:name="P328" style:parent-style-name="Обычный" style:family="paragraph">
      <style:text-properties fo:language="en" fo:country="US"/>
    </style:style>
    <style:style style:name="P329" style:parent-style-name="Обычный" style:family="paragraph">
      <style:text-properties fo:language="en" fo:country="US"/>
    </style:style>
    <style:style style:name="P330" style:parent-style-name="Обычный" style:family="paragraph">
      <style:text-properties fo:language="en" fo:country="US"/>
    </style:style>
    <style:style style:name="P331" style:parent-style-name="Обычный" style:family="paragraph">
      <style:text-properties fo:language="en" fo:country="US"/>
    </style:style>
    <style:style style:name="P332" style:parent-style-name="Обычный" style:family="paragraph">
      <style:text-properties fo:language="en" fo:country="US"/>
    </style:style>
    <style:style style:name="P333" style:parent-style-name="Обычный" style:family="paragraph">
      <style:text-properties fo:language="en" fo:country="US"/>
    </style:style>
    <style:style style:name="P334" style:parent-style-name="Обычный" style:family="paragraph">
      <style:text-properties fo:language="en" fo:country="US"/>
    </style:style>
    <style:style style:name="P335" style:parent-style-name="Обычный" style:family="paragraph">
      <style:text-properties fo:language="en" fo:country="US"/>
    </style:style>
    <style:style style:name="P336" style:parent-style-name="Обычный" style:family="paragraph">
      <style:text-properties fo:language="en" fo:country="US"/>
    </style:style>
    <style:style style:name="P337" style:parent-style-name="Обычный" style:family="paragraph">
      <style:text-properties fo:language="en" fo:country="US"/>
    </style:style>
    <style:style style:name="P338" style:parent-style-name="Обычный" style:family="paragraph">
      <style:text-properties fo:language="en" fo:country="US"/>
    </style:style>
    <style:style style:name="P339" style:parent-style-name="Обычный" style:family="paragraph">
      <style:text-properties fo:language="en" fo:country="US"/>
    </style:style>
    <style:style style:name="P340" style:parent-style-name="Обычный" style:family="paragraph">
      <style:text-properties fo:language="en" fo:country="US"/>
    </style:style>
    <style:style style:name="P341" style:parent-style-name="Обычный" style:family="paragraph">
      <style:text-properties fo:language="en" fo:country="US"/>
    </style:style>
    <style:style style:name="P342" style:parent-style-name="Обычный" style:family="paragraph">
      <style:text-properties fo:language="en" fo:country="US"/>
    </style:style>
    <style:style style:name="P343" style:parent-style-name="Обычный" style:family="paragraph">
      <style:text-properties fo:language="en" fo:country="US"/>
    </style:style>
    <style:style style:name="P344" style:parent-style-name="Обычный" style:family="paragraph">
      <style:text-properties fo:language="en" fo:country="US"/>
    </style:style>
    <style:style style:name="P345" style:parent-style-name="Обычный" style:family="paragraph">
      <style:text-properties fo:language="en" fo:country="US"/>
    </style:style>
    <style:style style:name="P346" style:parent-style-name="Обычный" style:family="paragraph">
      <style:text-properties fo:language="en" fo:country="US"/>
    </style:style>
    <style:style style:name="P347" style:parent-style-name="Обычный" style:family="paragraph">
      <style:text-properties fo:language="en" fo:country="US"/>
    </style:style>
    <style:style style:name="P348" style:parent-style-name="Обычный" style:family="paragraph">
      <style:text-properties fo:language="en" fo:country="US"/>
    </style:style>
    <style:style style:name="P349" style:parent-style-name="Обычный" style:family="paragraph">
      <style:text-properties fo:language="en" fo:country="US"/>
    </style:style>
    <style:style style:name="P350" style:parent-style-name="Обычный" style:family="paragraph">
      <style:text-properties fo:language="en" fo:country="US"/>
    </style:style>
    <style:style style:name="P351" style:parent-style-name="Обычный" style:family="paragraph">
      <style:text-properties fo:language="en" fo:country="US"/>
    </style:style>
    <style:style style:name="P352" style:parent-style-name="Обычный" style:family="paragraph">
      <style:text-properties fo:language="en" fo:country="US"/>
    </style:style>
    <style:style style:name="P353" style:parent-style-name="Обычный" style:family="paragraph">
      <style:text-properties fo:language="en" fo:country="US"/>
    </style:style>
    <style:style style:name="P354" style:parent-style-name="Обычный" style:family="paragraph">
      <style:text-properties fo:language="en" fo:country="US"/>
    </style:style>
    <style:style style:name="P355" style:parent-style-name="Обычный" style:family="paragraph">
      <style:text-properties fo:language="en" fo:country="US"/>
    </style:style>
    <style:style style:name="P356" style:parent-style-name="Обычный" style:family="paragraph">
      <style:text-properties fo:language="en" fo:country="US"/>
    </style:style>
    <style:style style:name="P357" style:parent-style-name="Обычный" style:family="paragraph">
      <style:text-properties fo:language="en" fo:country="US"/>
    </style:style>
    <style:style style:name="P358" style:parent-style-name="Обычный" style:family="paragraph">
      <style:text-properties fo:language="en" fo:country="US"/>
    </style:style>
    <style:style style:name="P359" style:parent-style-name="Обычный" style:family="paragraph">
      <style:text-properties fo:language="en" fo:country="US"/>
    </style:style>
    <style:style style:name="P360" style:parent-style-name="Обычный" style:family="paragraph">
      <style:text-properties fo:language="en" fo:country="US"/>
    </style:style>
    <style:style style:name="P361" style:parent-style-name="Обычный" style:family="paragraph">
      <style:text-properties fo:language="en" fo:country="US"/>
    </style:style>
    <style:style style:name="P362" style:parent-style-name="Обычный" style:family="paragraph">
      <style:text-properties fo:language="en" fo:country="US"/>
    </style:style>
    <style:style style:name="P363" style:parent-style-name="Обычный" style:family="paragraph">
      <style:text-properties fo:language="en" fo:country="US"/>
    </style:style>
    <style:style style:name="P364" style:parent-style-name="Обычный" style:family="paragraph">
      <style:text-properties fo:language="en" fo:country="US"/>
    </style:style>
    <style:style style:name="P365" style:parent-style-name="Обычный" style:family="paragraph">
      <style:text-properties fo:language="en" fo:country="US"/>
    </style:style>
    <style:style style:name="P366" style:parent-style-name="Обычный" style:family="paragraph">
      <style:text-properties fo:language="en" fo:country="US"/>
    </style:style>
    <style:style style:name="P367" style:parent-style-name="Обычный" style:family="paragraph">
      <style:text-properties fo:language="en" fo:country="US"/>
    </style:style>
    <style:style style:name="P368" style:parent-style-name="Обычный" style:family="paragraph">
      <style:text-properties fo:language="en" fo:country="US"/>
    </style:style>
    <style:style style:name="P369" style:parent-style-name="Обычный" style:family="paragraph">
      <style:text-properties fo:language="en" fo:country="US"/>
    </style:style>
    <style:style style:name="P370" style:parent-style-name="Обычный" style:family="paragraph">
      <style:text-properties fo:language="en" fo:country="US"/>
    </style:style>
    <style:style style:name="P371" style:parent-style-name="Обычный" style:family="paragraph">
      <style:text-properties fo:language="en" fo:country="US"/>
    </style:style>
    <style:style style:name="P372" style:parent-style-name="Обычный" style:family="paragraph">
      <style:text-properties fo:language="en" fo:country="US"/>
    </style:style>
    <style:style style:name="P373" style:parent-style-name="Обычный" style:family="paragraph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 <text:s text:c="4"/>МОЭВМ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 №1</text:span></text:p>
      <text:p text:style-name="P20"><text:span text:style-name="T21">по<text:s/></text:span><text:span text:style-name="T22">дисциплине «Алгоритмы и структуры данных»</text:span></text:p>
      <text:p text:style-name="P23"><text:span text:style-name="T24">Тема: Рекурсия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<text:span text:style-name="T38">Студент гр. 7381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Процветкина А. В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 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18</text:p>
      <text:soft-page-break/>
      <text:p text:style-name="P54">Цель работы.</text:p>
      <text:p text:style-name="P55">Ознакомиться с основными методами использования рекурсии и написать программу с<text:s/>использованием рекурсии.</text:p>
      <text:p text:style-name="P56">Задание.</text:p>
      <text:p text:style-name="P57">Вариант 16.</text:p>
      <text:p text:style-name="P58"><text:span text:style-name="T59">Построить синтаксический анализатор для понятия<text:s/></text:span><text:span text:style-name="T60">скобки</text:span><text:span text:style-name="T61">.</text:span></text:p>
      <text:p text:style-name="P62"><text:span text:style-name="T63">скобки</text:span><text:span text:style-name="T64">::=А | B | ( </text:span><text:span text:style-name="T65">скобки  скобки</text:span><text:span text:style-name="T66"> )</text:span></text:p>
      <text:p text:style-name="P67">Основные теоретические положения.</text:p>
      <text:p text:style-name="P68">Рекурсия 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p>
      <text:p text:style-name="P69">Ход работы:</text:p>
      <text:p text:style-name="P70"><text:span text:style-name="T71">П</text:span><text:span text:style-name="T72">рограмма посимвольно считывает входные данные, а именно последовательность символов ASCII. Исходная строка выводится на консоль до<text:s/></text:span><text:span text:style-name="T73">запуска программы. По результату обработки исходная строка выводится вплоть до ошибочного символа, если таковой был найден, и не выводится, если она верна. Соответствующие сообщения об ошибке или корректности считанной строки присутствуют в коде. В ходе вы</text:span><text:span text:style-name="T74">полнения программы на консоль отображается глубина рекурсии.<text:s/></text:span></text:p>
      <text:p text:style-name="P75"/>
      <text:p text:style-name="P76"><text:span text:style-name="T77">Функция</text:span><text:span text:style-name="T78"><text:s/></text:span><text:span text:style-name="T79">int</text:span><text:span text:style-name="T80"><text:s/></text:span><text:span text:style-name="T81">brackets</text:span><text:span text:style-name="T82">(</text:span><text:span text:style-name="T83">int</text:span><text:span text:style-name="T84"><text:s/></text:span><text:span text:style-name="T85">k</text:span><text:span text:style-name="T86">,<text:s/></text:span><text:span text:style-name="T87">char</text:span><text:span text:style-name="T88">*<text:s/></text:span><text:span text:style-name="T89">str</text:span><text:span text:style-name="T90">,<text:s/></text:span><text:span text:style-name="T91">int</text:span><text:span text:style-name="T92">*<text:s/></text:span><text:span text:style-name="T93">i</text:span><text:span text:style-name="T94">,<text:s/></text:span><text:span text:style-name="T95">int</text:span><text:span text:style-name="T96">*<text:s/></text:span><text:span text:style-name="T97">block</text:span><text:span text:style-name="T98">_</text:span><text:span text:style-name="T99">num</text:span><text:span text:style-name="T100">)</text:span></text:p>
      <text:p text:style-name="P101"><text:span text:style-name="T102"><text:tab/></text:span><text:span text:style-name="T103">Рекурсивная функция.</text:span></text:p>
      <text:p text:style-name="P104"><text:span text:style-name="T105">Аргументы:</text:span><text:span text:style-name="T106"><text:s/></text:span></text:p>
      <text:p text:style-name="P107"><text:span text:style-name="T108">k</text:span><text:span text:style-name="T109"><text:s/>– индекс смещения для отображения глубины рекурсии.<text:s/></text:span></text:p>
      <text:p text:style-name="P110"><text:span text:style-name="T111">str</text:span><text:span text:style-name="T112"><text:s/>– обрабатываемая строка.</text:span></text:p>
      <text:p text:style-name="P113"><text:span text:style-name="T114">i</text:span><text:span text:style-name="T115"><text:s/>– указатель на обрабатываемый си</text:span><text:span text:style-name="T116">мвол.</text:span></text:p>
      <text:p text:style-name="P117"><text:span text:style-name="T118">block</text:span><text:span text:style-name="T119">_</text:span><text:span text:style-name="T120">num</text:span><text:span text:style-name="T121"><text:s/>– количество выделенных блоков памяти под строку<text:s/></text:span><text:span text:style-name="T122">str</text:span></text:p>
      <text:p text:style-name="P123">Возвращаемое значение:</text:p>
      <text:p text:style-name="P124">0 – если обрабатываемый символ не принадлежит грамматике.</text:p>
      <text:p text:style-name="P125"><text:span text:style-name="T126">1 – в противном случае.</text:span></text:p>
      <text:p text:style-name="P127"/>
      <text:p text:style-name="P128">Описание:</text:p>
      <text:p text:style-name="P129">Перед обработкой каждого получаемого символа, происходит проверка на<text:s/>необходимость выделения доп. памяти для хранения строки str.</text:p>
      <text:p text:style-name="P130"><text:span text:style-name="T131"><text:s/>Если текущий символ есть ‘</text:span><text:span text:style-name="T132">A</text:span><text:span text:style-name="T133">’ или ‘</text:span><text:span text:style-name="T134">B</text:span><text:span text:style-name="T135">’<text:s/></text:span><text:span text:style-name="T136">brackets</text:span><text:span text:style-name="T137"><text:s/></text:span><text:span text:style-name="T138">возвращает 1, при этом полученный символ добавляется в конец строки и индекс, указывающий на конец строки, увеличивается на 1.<text:s/></text:span></text:p>
      <text:p text:style-name="P139"><text:span text:style-name="T140">Если текущий символ<text:s/></text:span><text:span text:style-name="T141">есть ‘(‘, то он добавляется в конец строки, а индекс, указывающий на конец строки, увеличивается на 1, после чего производится два последовательных рекурсивных вызова<text:s/></text:span><text:span text:style-name="T142">brackets</text:span><text:span text:style-name="T143">. Если хоть один из них возвращает ложное значение, то текущий экземпляр<text:s/></text:span><text:span text:style-name="T144">brackets</text:span><text:span text:style-name="T145"><text:s/></text:span><text:span text:style-name="T146">так же возвращает ложь. <text:s/>В противном же случает обрабатывается следующий символ, которых для принадлежности строки заданной грамматике должен<text:s/></text:span><text:span text:style-name="T147">обязательно<text:s/></text:span><text:span text:style-name="T148">быть ‘)’. В зависимости от истинности или ложности этого сравнения<text:s/></text:span><text:span text:style-name="T149">brackets</text:span><text:span text:style-name="T150"><text:s/></text:span><text:span text:style-name="T151">возвращает соответствующе</text:span><text:span text:style-name="T152">е значение, при этом в первом случае символ ‘)’ добавлятся в конец строки, а в втором – вызывается функция<text:s/></text:span><text:span text:style-name="T153">Error</text:span><text:span text:style-name="T154"><text:s/></text:span><text:span text:style-name="T155">с параметром 1.<text:s/></text:span></text:p>
      <text:p text:style-name="P156"><text:span text:style-name="T157">Если же текущий символ есть нулевой символ (признак конца строки) или ‘)’ <text:s/>или символ переноса строки или признак конца файла,</text:span><text:span text:style-name="T158"><text:s/>то <text:s/>вызывается функция<text:s/></text:span><text:span text:style-name="T159">Error</text:span><text:span text:style-name="T160"><text:s/></text:span><text:span text:style-name="T161">c</text:span><text:span text:style-name="T162"><text:s/>параметром 2.<text:s/></text:span></text:p>
      <text:p text:style-name="P163"><text:span text:style-name="T164">Если же обрабатываемый символ не оказался одним из вышеперечисленных, то вызывается функция<text:s/></text:span><text:span text:style-name="T165">Error</text:span><text:span text:style-name="T166"><text:s/></text:span><text:span text:style-name="T167">c</text:span><text:span text:style-name="T168"><text:s/>параметром 3.<text:s/></text:span></text:p>
      <text:p text:style-name="P169"/>
      <text:p text:style-name="P170"><text:span text:style-name="T171">Функция</text:span><text:span text:style-name="T172"><text:s/></text:span><text:span text:style-name="T173">void Error(short int err_num, char* str)</text:span></text:p>
      <text:p text:style-name="P174">Аргументы:</text:p>
      <text:p text:style-name="P175"><text:span text:style-name="T176">err</text:span><text:span text:style-name="T177">_</text:span><text:span text:style-name="T178">num</text:span><text:span text:style-name="T179"><text:s/>– код ошибки.</text:span></text:p>
      <text:p text:style-name="P180"><text:span text:style-name="T181">str</text:span><text:span text:style-name="T182"><text:s/>– исход</text:span><text:span text:style-name="T183">ная строка вплоть до ошибочного символа.</text:span></text:p>
      <text:p text:style-name="P184">Возвращаемое значение:</text:p>
      <text:p text:style-name="P185">Функция ничего не возвращает.</text:p>
      <text:p text:style-name="P186"><text:span text:style-name="T187">Описание:</text:span></text:p>
      <text:soft-page-break/>
      <text:p text:style-name="P188"><text:span text:style-name="T189">В зависимости от значения<text:s/></text:span><text:span text:style-name="T190">err</text:span><text:span text:style-name="T191">_</text:span><text:span text:style-name="T192">num</text:span><text:span text:style-name="T193"><text:s/>выводится соответствующая информация об ошибке и исходная строка вплоть до ошибочного символа.</text:span></text:p>
      <text:p text:style-name="P194"/>
      <text:p text:style-name="P195"><text:span text:style-name="T196">Функция</text:span><text:span text:style-name="T197"><text:s/></text:span><text:span text:style-name="T198">int</text:span><text:span text:style-name="T199"><text:s/></text:span><text:span text:style-name="T200">main</text:span><text:span text:style-name="T201">()</text:span></text:p>
      <text:p text:style-name="P202"><text:span text:style-name="T203"><text:tab/></text:span><text:span text:style-name="T204">Описание:</text:span></text:p>
      <text:p text:style-name="P205"><text:span text:style-name="T206"><text:tab/>В главной функции программы происходит выделение первого блока динамической памяти под последовательность символов исходной строки, которые будут проанализированы в ходе программы. В последующем за этим цикле обрабатывается некоторый набор симво</text:span><text:span text:style-name="T207">лов, который в целом может являться понятием<text:s/></text:span><text:span text:style-name="T208">скобки</text:span><text:span text:style-name="T209">. Цикл заканчивает свою работу, как только найдется конструкция, не принадлежащая грамматике, или, если таковой не был найден, по окончании строки\файла.<text:s/></text:span></text:p>
      <text:p text:style-name="P210"/>
      <text:p text:style-name="P211">Тестирование программы:</text:p>
      <text:p text:style-name="P212"><text:span text:style-name="T213">Файлы с тестовыми данными</text:span><text:span text:style-name="T214">, находящиеся в директории<text:s/></text:span><text:span text:style-name="T215">Tests</text:span><text:span text:style-name="T216"><text:s/>и имеющие названия вида<text:s/></text:span><text:span text:style-name="T217">testn</text:span><text:span text:style-name="T218">.</text:span><text:span text:style-name="T219">txt</text:span><text:span text:style-name="T220"><text:s/>(1 ≤<text:s/></text:span><text:span text:style-name="T221">n</text:span><text:span text:style-name="T222"><text:s/>≤ 5)</text:span><text:span text:style-name="T223">, проверяют функционал и работоспособность написанной программы. Корректность работы программы протестирована как на пустой строке, так и на строках различной длины и содержания.</text:span><text:span text:style-name="T224"><text:s/></text:span></text:p>
      <text:p text:style-name="P225"/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Входные данные</text:p>
          </table:table-cell>
          <table:table-cell table:style-name="TableCell232">
            <text:p text:style-name="P233">Результат работы программы</text:p>
          </table:table-cell>
        </table:table-row>
        <table:table-row table:style-name="TableRow234">
          <table:table-cell table:style-name="TableCell235">
            <text:p text:style-name="P236">ABABABABBA</text:p>
          </table:table-cell>
          <table:table-cell table:style-name="TableCell237">
            <text:p text:style-name="P238">Processed sequence: A</text:p>
            <text:p text:style-name="P239">Extra symbols found.</text:p>
            <text:p text:style-name="P240">(Найдены лишние символы)</text:p>
          </table:table-cell>
        </table:table-row>
        <table:table-row table:style-name="TableRow241">
          <table:table-cell table:style-name="TableCell242">
            <text:p text:style-name="P243">((AB))</text:p>
          </table:table-cell>
          <table:table-cell table:style-name="TableCell244">
            <text:p text:style-name="P245">Processed sequence: ((AB)</text:p>
            <text:p text:style-name="P246">Error! Expected: 'A', 'B' or '('.</text:p>
            <text:p text:style-name="P247">(Ошибка! Ожидалось '<text:span text:style-name="T248">A</text:span>', '<text:span text:style-name="T249">B</text:span>' или '('.)</text:p>
          </table:table-cell>
        </table:table-row>
        <table:table-row table:style-name="TableRow250">
          <table:table-cell table:style-name="TableCell251">
            <text:p text:style-name="P252">((AB)A)</text:p>
          </table:table-cell>
          <table:table-cell table:style-name="TableCell253">
            <text:p text:style-name="P254">The input sequence is indeed brackets.</text:p>
            <text:p text:style-name="P255">(В самом деле скобки)</text:p>
          </table:table-cell>
        </table:table-row>
        <table:table-row table:style-name="TableRow256">
          <table:table-cell table:style-name="TableCell257">
            <text:p text:style-name="P258">ABc((AB)A)</text:p>
          </table:table-cell>
          <table:table-cell table:style-name="TableCell259">
            <text:p text:style-name="P260">Processed sequence: A</text:p>
            <text:p text:style-name="P261">Extra symbols found!</text:p>
            <text:p text:style-name="P262">(Были найдены лишние символы)</text:p>
          </table:table-cell>
        </table:table-row>
        <table:table-row table:style-name="TableRow263">
          <table:table-cell table:style-name="TableCell264">
            <text:p text:style-name="P265"/>
            <text:p text:style-name="P266">(пустая строка)</text:p>
          </table:table-cell>
          <table:table-cell table:style-name="TableCell267">
            <text:p text:style-name="P268">Not a sequence has been entered.</text:p>
            <text:p text:style-name="P269">(Не является последовательностью)</text:p>
          </table:table-cell>
        </table:table-row>
      </table:table>
      <text:p text:style-name="P270"/>
      <text:p text:style-name="P271"/>
      <text:p text:style-name="P272">Выводы.</text:p>
      <text:p text:style-name="P273">В ходе выполнения лабораторной работы получены знания о синтаксическом анализаторе и грамматиках, а также закреплены знания по теме «рекурсия».</text:p>
      <text:p text:style-name="P274"/>
      <text:p text:style-name="P275"/>
      <text:soft-page-break/>
      <text:p text:style-name="P276"><text:span text:style-name="T277">Исходный</text:span><text:span text:style-name="T278"><text:s/></text:span><text:span text:style-name="T279">код</text:span><text:span text:style-name="T280">:</text:span></text:p>
      <text:p text:style-name="P281">#include &lt;stdio.h&gt;</text:p>
      <text:p text:style-name="P282">#include &lt;string.h&gt;</text:p>
      <text:p text:style-name="P283">#include &lt;stdlib.h&gt;</text:p>
      <text:p text:style-name="P284"/>
      <text:p text:style-name="P285">#define BRACKETS "brackets"</text:p>
      <text:p text:style-name="P286">#define LEN 8</text:p>
      <text:p text:style-name="P287">#define OFFSET 4</text:p>
      <text:p text:style-name="P288">#define BLOCK 50</text:p>
      <text:p text:style-name="P289"/>
      <text:p text:style-name="P290">enum err_num {err1 = 1, err2, err3, err4, err5};</text:p>
      <text:p text:style-name="P291"/>
      <text:p text:style-name="P292">void Error(enum err_num ERR, char* str){</text:p>
      <text:p text:style-name="P293"><text:tab/>switch(ERR){</text:p>
      <text:p text:style-name="P294"><text:tab/><text:tab/>case 1:<text:s/></text:p>
      <text:p text:style-name="P295"><text:tab/><text:tab/><text:tab/>printf("\nProcessed sequence: %s\nError! Expected: ')'.\n", str);</text:p>
      <text:p text:style-name="P296"><text:tab/><text:tab/><text:tab/>break;</text:p>
      <text:p text:style-name="P297"><text:tab/><text:tab/>case 2:</text:p>
      <text:p text:style-name="P298"><text:tab/><text:tab/><text:tab/>printf("\nProcessed sequence: %s\nError! Expected: 'A', 'B' or '('.\n", str);</text:p>
      <text:p text:style-name="P299"><text:tab/><text:tab/><text:tab/>break;</text:p>
      <text:p text:style-name="P300"><text:tab/><text:tab/>case 3:</text:p>
      <text:p text:style-name="P301"><text:tab/><text:tab/><text:tab/>printf("\nProcessed sequence: %s\nError! Wrong symbol found.\n", str);</text:p>
      <text:p text:style-name="P302"><text:tab/><text:tab/><text:tab/>break;</text:p>
      <text:p text:style-name="P303"><text:tab/><text:tab/>case 4:</text:p>
      <text:p text:style-name="P304"><text:tab/><text:tab/><text:tab/>printf("\nNot a sequence has been entered.\n");</text:p>
      <text:p text:style-name="P305"><text:tab/><text:tab/><text:tab/>break;</text:p>
      <text:p text:style-name="P306"><text:tab/><text:tab/>case 5:</text:p>
      <text:p text:style-name="P307"><text:tab/><text:tab/><text:tab/>printf("\nProcessed sequence: %s\nExtra symbols found!\n", str);</text:p>
      <text:p text:style-name="P308"><text:tab/><text:tab/><text:tab/>break;</text:p>
      <text:p text:style-name="P309"><text:tab/><text:tab/>default:</text:p>
      <text:p text:style-name="P310"><text:tab/><text:tab/><text:tab/>printf("\nWrong err_num received.\n");</text:p>
      <text:p text:style-name="P311"><text:tab/>}</text:p>
      <text:p text:style-name="P312">}</text:p>
      <text:p text:style-name="P313"/>
      <text:p text:style-name="P314">int brackets(int k, char* str, int* i, int* block_num){<text:tab/></text:p>
      <text:p text:style-name="P315"><text:tab/>printf("%*s\n", LEN + k*OFFSET, BRACKETS);</text:p>
      <text:p text:style-name="P316"><text:tab/>k++;</text:p>
      <text:p text:style-name="P317"><text:tab/>char ch = getchar();</text:p>
      <text:p text:style-name="P318"><text:tab/>if(strlen(str) + 2 == (*block_num)*BLOCK){</text:p>
      <text:p text:style-name="P319"><text:tab/><text:tab/>(*block_num)++;</text:p>
      <text:p text:style-name="P320"><text:tab/><text:tab/>str = realloc(str, (*block_num)*BLOCK);</text:p>
      <text:p text:style-name="P321"><text:tab/>}</text:p>
      <text:p text:style-name="P322"><text:tab/>if(ch == 'A' || ch == 'B'){</text:p>
      <text:p text:style-name="P323"><text:tab/><text:tab/>str[*i] = ch;</text:p>
      <text:p text:style-name="P324"><text:tab/><text:tab/>(*i)++;</text:p>
      <text:p text:style-name="P325"><text:tab/><text:tab/>str[*i] = '\0';</text:p>
      <text:p text:style-name="P326"><text:tab/><text:tab/>return 1;</text:p>
      <text:p text:style-name="P327"><text:tab/>}</text:p>
      <text:p text:style-name="P328"><text:tab/>if(ch == '('){</text:p>
      <text:p text:style-name="P329"><text:tab/><text:tab/>str[*i] = ch;</text:p>
      <text:p text:style-name="P330"><text:tab/><text:tab/>(*i)++;</text:p>
      <text:p text:style-name="P331"><text:tab/><text:tab/>str[*i] = '\0';</text:p>
      <text:p text:style-name="P332"><text:tab/><text:tab/>if(!(brackets(k, str, i, block_num) &amp;&amp; brackets(k, str, i, block_num)))</text:p>
      <text:p text:style-name="P333"><text:tab/><text:tab/><text:tab/>return 0;</text:p>
      <text:p text:style-name="P334"><text:tab/><text:tab/>ch = getchar();</text:p>
      <text:soft-page-break/>
      <text:p text:style-name="P335"><text:tab/><text:tab/>if(ch != ')'){</text:p>
      <text:p text:style-name="P336"><text:tab/><text:tab/><text:tab/>Error(1, str);</text:p>
      <text:p text:style-name="P337"><text:tab/><text:tab/><text:tab/>return 0;</text:p>
      <text:p text:style-name="P338"><text:tab/><text:tab/>}</text:p>
      <text:p text:style-name="P339"><text:tab/><text:tab/>else{</text:p>
      <text:p text:style-name="P340"><text:tab/><text:tab/><text:tab/>str[*i] = ch;</text:p>
      <text:p text:style-name="P341"><text:tab/><text:tab/><text:tab/>(*i)++;</text:p>
      <text:p text:style-name="P342"><text:tab/><text:tab/><text:tab/>str[*i] = '\0';</text:p>
      <text:p text:style-name="P343"><text:tab/><text:tab/><text:tab/>return 1;</text:p>
      <text:p text:style-name="P344"><text:tab/><text:tab/>}</text:p>
      <text:p text:style-name="P345"><text:tab/>}</text:p>
      <text:p text:style-name="P346"><text:tab/>if(ch == '\n' || ch == ')' || ch == EOF){</text:p>
      <text:p text:style-name="P347"><text:tab/><text:tab/>Error(2, str);</text:p>
      <text:p text:style-name="P348"><text:tab/><text:tab/>return 0;</text:p>
      <text:p text:style-name="P349"><text:tab/>}</text:p>
      <text:p text:style-name="P350"><text:tab/>Error(3, str);</text:p>
      <text:p text:style-name="P351"><text:tab/>return 0;</text:p>
      <text:p text:style-name="P352">}</text:p>
      <text:p text:style-name="P353"/>
      <text:p text:style-name="P354">int main(){</text:p>
      <text:p text:style-name="P355"><text:tab/>char ch;</text:p>
      <text:p text:style-name="P356"><text:tab/>ch = getchar();</text:p>
      <text:p text:style-name="P357"><text:tab/>if(ch == EOF || ch == '\n'){</text:p>
      <text:p text:style-name="P358"><text:tab/><text:tab/>Error(4, NULL);</text:p>
      <text:p text:style-name="P359"><text:tab/><text:tab/>return 0;</text:p>
      <text:p text:style-name="P360"><text:tab/>}</text:p>
      <text:p text:style-name="P361"><text:tab/>else</text:p>
      <text:p text:style-name="P362"><text:tab/><text:tab/>ungetc(ch, stdin);</text:p>
      <text:p text:style-name="P363"><text:tab/>char* str = malloc(BLOCK);</text:p>
      <text:p text:style-name="P364"><text:tab/>str[0] = '\0';</text:p>
      <text:p text:style-name="P365"><text:tab/>int block_num = 1;</text:p>
      <text:p text:style-name="P366"><text:tab/>int i = 0;<text:tab/><text:tab/>//processing symbol</text:p>
      <text:p text:style-name="P367"><text:tab/>if(brackets(0, str, &amp;i, &amp;block_num))</text:p>
      <text:p text:style-name="P368"><text:tab/><text:tab/><text:tab/>if((ch = getchar()) == '\n' || ch == EOF)</text:p>
      <text:p text:style-name="P369"><text:tab/><text:tab/><text:tab/><text:tab/>printf("The input sequence is indeed brackets.\n");</text:p>
      <text:p text:style-name="P370"><text:tab/><text:tab/><text:tab/>else</text:p>
      <text:p text:style-name="P371"><text:tab/><text:tab/><text:tab/><text:tab/>Error(5, str);</text:p>
      <text:p text:style-name="P372"><text:tab/>free(str);</text:p>
      <text:p text:style-name="P373"><text:tab/>return 0;</text:p>
      <text:p text:style-name="Обычный"><text:span text:style-name="T37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wiss" style:font-pitch="variable" svg:panose-1="0 0 0 0 0 0 0 0 0 0"/>
    <style:font-face style:name="Lohit Devanagari" svg:font-family="Lohit Devanagari" style:font-family-generic="swiss" style:font-pitch="variable" svg:panose-1="2 11 6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roman" svg:panose-1="0 0 0 0 0 0 0 0 0 0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crossover</dc:creator>
    <meta:creation-date>2015-11-10T19:52:00Z</meta:creation-date>
    <dc:date>2018-09-14T10:12:00Z</dc:date>
    <meta:print-date>2018-09-13T12:59:00Z</meta:print-date>
    <meta:template xlink:href="Normal.dotm" xlink:type="simple"/>
    <meta:editing-cycles>12</meta:editing-cycles>
    <meta:editing-duration>PT10020S</meta:editing-duration>
    <meta:document-statistic meta:page-count="7" meta:paragraph-count="13" meta:word-count="975" meta:character-count="6525" meta:row-count="46" meta:non-whitespace-character-count="5563"/>
  </office:meta>
</office:document-meta>
</file>